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F0000007F679B02F2.gif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11.0104in" fo:margin-left="-0.4438in" fo:margin-right="-0.6486in" style:page-number="0" table:align="margins" style:writing-mode="lr-tb"/>
    </style:style>
    <style:style style:name="Tabelle1.A" style:family="table-column">
      <style:table-column-properties style:column-width="0.6667in" style:rel-column-width="3968*"/>
    </style:style>
    <style:style style:name="Tabelle1.B" style:family="table-column">
      <style:table-column-properties style:column-width="0.4688in" style:rel-column-width="2790*"/>
    </style:style>
    <style:style style:name="Tabelle1.C" style:family="table-column">
      <style:table-column-properties style:column-width="2.2708in" style:rel-column-width="13516*"/>
    </style:style>
    <style:style style:name="Tabelle1.D" style:family="table-column">
      <style:table-column-properties style:column-width="3.3854in" style:rel-column-width="20150*"/>
    </style:style>
    <style:style style:name="Tabelle1.E" style:family="table-column">
      <style:table-column-properties style:column-width="1.3021in" style:rel-column-width="7750*"/>
    </style:style>
    <style:style style:name="Tabelle1.F" style:family="table-column">
      <style:table-column-properties style:column-width="1.5in" style:rel-column-width="8928*"/>
    </style:style>
    <style:style style:name="Tabelle1.G" style:family="table-column">
      <style:table-column-properties style:column-width="1.4167in" style:rel-column-width="8433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075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075in" fo:border="0.0007in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075in" fo:border="0.0007in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075in" fo:border-left="0.0007in solid #000000" fo:border-right="none" fo:border-top="0.0007in solid #000000" fo:border-bottom="0.0007in solid #000000" style:writing-mode="lr-tb"/>
    </style:style>
    <style:style style:name="Tabelle1.G3" style:family="table-cell">
      <style:table-cell-properties style:vertical-align="middle" fo:padding="0.075in" fo:border="0.0007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text-align="start" style:justify-single-wor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fo:language="zxx" fo:country="none" style:language-asian="zxx" style:country-asian="none"/>
    </style:style>
    <style:style style:name="P9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Footer">
      <style:paragraph-properties>
        <style:tab-stops/>
      </style:paragraph-properties>
    </style:style>
    <style:style style:name="P13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P15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P16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17" style:family="paragraph" style:parent-style-name="Header">
      <style:paragraph-properties fo:margin-left="0.0626in" fo:margin-right="-0.6457in" fo:text-align="end" style:justify-single-word="false" fo:text-indent="0in" style:auto-text-indent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18" style:family="paragraph" style:parent-style-name="Header">
      <style:paragraph-properties fo:margin-left="0in" fo:margin-right="1.7957in" fo:text-indent="0in" style:auto-text-indent="false"/>
    </style:style>
    <style:style style:name="P19" style:family="paragraph" style:parent-style-name="Standard">
      <style:paragraph-properties fo:margin-left="-0.0102in" fo:margin-right="0in" fo:text-indent="0.0102in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0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1" style:family="paragraph" style:parent-style-name="Standard">
      <style:paragraph-properties fo:margin-left="0.0102in" fo:margin-right="0in" fo:text-indent="0in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2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3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4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5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6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27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28" style:family="paragraph" style:parent-style-name="Standard">
      <style:paragraph-properties fo:margin-left="0.0102in" fo:margin-right="0in" fo:text-indent="0in" style:auto-text-indent="false">
        <style:tab-stops>
          <style:tab-stop style:position="2.3752in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29" style:family="paragraph" style:parent-style-name="Standard">
      <style:paragraph-properties fo:margin-left="-0.002in" fo:margin-right="0.1437in" fo:text-align="center" style:justify-single-word="false" fo:orphans="0" fo:widows="0" fo:text-indent="0in" style:auto-text-indent="false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30" style:family="paragraph" style:parent-style-name="Standard">
      <style:paragraph-properties fo:margin-left="-0.002in" fo:margin-right="0.1437in" fo:text-align="center" style:justify-single-word="false" fo:orphans="0" fo:widows="0" fo:text-indent="0in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31" style:family="paragraph" style:parent-style-name="Standard">
      <style:paragraph-properties fo:margin-left="-0.002in" fo:margin-right="0.1437in" fo:text-align="center" style:justify-single-word="false" fo:orphans="0" fo:widows="0" fo:text-indent="0in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32" style:family="paragraph" style:parent-style-name="Standard">
      <style:paragraph-properties fo:margin-left="-0.002in" fo:margin-right="0.1437in" fo:orphans="0" fo:widows="0" fo:text-indent="0in" style:auto-text-indent="false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33" style:family="paragraph" style:parent-style-name="Standard">
      <style:paragraph-properties fo:margin-left="-0.002in" fo:margin-right="0.1437in" fo:orphans="0" fo:widows="0" fo:text-indent="0in" style:auto-text-indent="false" style:text-autospace="none" style:snap-to-layout-grid="false"/>
      <style:text-properties style:font-name="Arial Narrow" fo:language="zxx" fo:country="none" style:language-asian="zxx" style:country-asian="none"/>
    </style:style>
    <style:style style:name="P34" style:family="paragraph" style:parent-style-name="Standard">
      <style:paragraph-properties fo:margin-left="-0.002in" fo:margin-right="0.1437in" fo:text-align="center" style:justify-single-word="false" fo:orphans="0" fo:widows="0" fo:text-indent="0in" style:auto-text-indent="false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35" style:family="paragraph" style:parent-style-name="Standard">
      <style:paragraph-properties fo:margin-left="-0.002in" fo:margin-right="0.1437in" fo:orphans="0" fo:widows="0" fo:text-indent="0in" style:auto-text-indent="false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36" style:family="paragraph" style:parent-style-name="Standard" style:list-style-name="L1"/>
    <style:style style:name="P37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8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9" style:family="paragraph" style:parent-style-name="Heading_20_1">
      <style:paragraph-properties fo:margin-left="0.4917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40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</style:style>
    <style:style style:name="P41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</style:style>
    <style:style style:name="P42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</style:style>
    <style:style style:name="P43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4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6" style:family="paragraph" style:parent-style-name="Heading_20_2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7" style:family="paragraph" style:parent-style-name="PTE_20_Numbering" style:list-style-name="">
      <style:paragraph-properties fo:margin-left="-0.002in" fo:margin-right="0.1437in" fo:text-indent="0in" style:auto-text-indent="false"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8" style:family="paragraph" style:parent-style-name="PTE_20_Numbering" style:list-style-name="">
      <style:paragraph-properties fo:margin-left="-0.002in" fo:margin-right="0.1437in" fo:text-indent="0in" style:auto-text-indent="false"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6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style:text-underline-style="solid"/>
    </style:style>
    <style:style style:name="T13" style:family="text">
      <style:text-properties fo:font-style="italic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37"/><text:p text:style-name="P3"><text:span text:style-name="T8">Materialliste</text:span> <text:span text:style-name="T9">Projekttag</text:span> {ptkuerzel} {ptjahr}</text:p><text:h text:style-name="P39" text:outline-level="1"/><text:h text:style-name="P40" text:outline-level="1"><text:span text:style-name="T3">Teamkoffer:</text:span><text:span text:style-name="T4"><text:tab/></text:span></text:h><text:p text:style-name="P22"/><text:h text:style-name="P43" text:outline-level="1">ausreichend Metaplankarten (verschiedene Farben)</text:h><text:h text:style-name="P43" text:outline-level="1">ausreichend Stifte</text:h><text:h text:style-name="P46" text:outline-level="2">Pinnadeln</text:h><text:h text:style-name="P46" text:outline-level="2">Kreppband (2 Rollen)</text:h><text:h text:style-name="P46" text:outline-level="2">Klebestifte, Klebezettel</text:h><text:h text:style-name="P46" text:outline-level="2">2 Schreibunterlagen</text:h><text:p text:style-name="P23"/><text:h text:style-name="P41" text:outline-level="1"><text:span text:style-name="T3">Materialien:</text:span><text:span text:style-name="T4"><text:tab/></text:span></text:h><text:p text:style-name="P24"/><text:h text:style-name="P44" text:outline-level="1">mind. 3 Pinwände</text:h><text:h text:style-name="P44" text:outline-level="1">mind. 6 Bögen Pinnwandpapier</text:h><text:h text:style-name="P44" text:outline-level="1">Einsatzinformationen für TeamerInnen</text:h><text:h text:style-name="P44" text:outline-level="1">Anfahrtsbeschreibung</text:h><text:h text:style-name="P44" text:outline-level="1">E (magnetisiertes) Europapuzzle</text:h><text:h text:style-name="P44" text:outline-level="1">E fünf laminierte A3-Karten mit Dimensionen Europas</text:h><text:p text:style-name="P20">E Film</text:p><text:p text:style-name="P20">Klebezettel</text:p><text:p text:style-name="P20">E Infoblatt für Schüler_innen, ggf. Infomaterial NDC</text:p><text:p text:style-name="P26"/><text:h text:style-name="P42" text:outline-level="1"><text:span text:style-name="T3">Teamordner:<text:tab/></text:span><text:span text:style-name="T4"><text:tab/><text:tab/></text:span></text:h><text:p text:style-name="P25"/><text:h text:style-name="P45" text:outline-level="1">Materialliste PT E</text:h><text:h text:style-name="P45" text:outline-level="1">ZIM PT E</text:h><text:h text:style-name="P45" text:outline-level="1">Teilnahmelisten </text:h><text:h text:style-name="P45" text:outline-level="1">Honorarbelege </text:h><text:h text:style-name="P45" text:outline-level="1">Quittungsbelege</text:h><text:h text:style-name="P45" text:outline-level="1">HospitantInnen Rückmeldebögen</text:h><text:h text:style-name="P45" text:outline-level="1">Reflexionsbögen</text:h><text:h text:style-name="P45" text:outline-level="1">LehrerInnen-Rückmeldebögen</text:h><text:p text:style-name="P28"/><text:p text:style-name="P27">Ordner PT {ptkuerzel} {ptjahr}:</text:p><text:p text:style-name="P27"/><text:p text:style-name="P21">[!-- BEGIN koffer --]<text:span text:style-name="T10">{kuerzel} {lnr}</text:span><text:tab/><text:span text:style-name="T7">{kofferInhalt}</text:span></text:p><text:p text:style-name="P21">[!-- END koffer --]</text:p><text:p text:style-name="P19"/><text:p text:style-name="P38">PT {ptkuerzel} {ptjahr}</text:p><text:p text:style-name="P6">{nameZim}</text:p><text:p text:style-name="P5"/><text:section text:style-name="Sect1" text:name="Bereich1"><text:p text:style-name="P7">Ziele des PT {ptkuerzel} </text:p><text:p text:style-name="P4">{zieleZim}</text:p><text:p text:style-name="P4"/><text:p text:style-name="P7">Zielgruppe </text:p><text:p text:style-name="P4">• {zielGruppe}</text:p><text:p text:style-name="P4"/><text:p text:style-name="P11">Stundenübersicht</text:p><text:list xml:id="list561588437" text:style-name="L1">[!-- BEGIN stdn --]<text:list-item><text:p text:style-name="P36">Stunde: {nameStunde} </text:p></text:list-item>[!-- END stdn --]</text:list><text:p text:style-name="Standard"/><text:p text:style-name="P10"><text:span text:style-name="T11">Roter Faden</text:span> </text:p><text:p text:style-name="P8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29">Nr.</text:p></table:table-cell><table:table-cell table:style-name="Tabelle1.A1" office:value-type="string"><text:p text:style-name="P9">Zeit in min.</text:p></table:table-cell><table:table-cell table:style-name="Tabelle1.A1" office:value-type="string"><text:p text:style-name="P30">Ziel</text:p></table:table-cell><table:table-cell table:style-name="Tabelle1.A1" office:value-type="string"><text:p text:style-name="P30">Inhalt</text:p></table:table-cell><table:table-cell table:style-name="Tabelle1.A1" office:value-type="string"><text:p text:style-name="P31">Methode</text:p></table:table-cell><table:table-cell table:style-name="Tabelle1.A1" office:value-type="string"><text:p text:style-name="P30">Rolle TM</text:p></table:table-cell><table:table-cell table:style-name="Tabelle1.G1" office:value-type="string"><text:p text:style-name="P30">Anlagen/</text:p><text:p text:style-name="P30">Hilfsmittel</text:p></table:table-cell></table:table-row></table:table-header-rows><table:table-row table:style-name="Tabelle1.1"><table:table-cell table:style-name="Tabelle1.A2" table:number-columns-spanned="7" office:value-type="string"><text:p text:style-name="P32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33">[!-- BEGIN row.anlagen --]{name}</text:p></table:table-cell><table:table-cell table:style-name="Tabelle1.A3" office:value-type="string"><text:p text:style-name="P34">{zeit}</text:p></table:table-cell><table:table-cell table:style-name="Tabelle1.A3" office:value-type="string"><text:p text:style-name="P33">{ziel}</text:p></table:table-cell><table:table-cell table:style-name="Tabelle1.A3" office:value-type="string"><text:p text:style-name="P33">{kurzinhalt}</text:p></table:table-cell><table:table-cell table:style-name="Tabelle1.A3" office:value-type="string"><text:p text:style-name="P35">{methode}</text:p></table:table-cell><table:table-cell table:style-name="Tabelle1.A3" office:value-type="string"><text:p text:style-name="P33">{rolletm}</text:p></table:table-cell><table:table-cell table:style-name="Tabelle1.G3" office:value-type="string"><text:p text:style-name="P47">{name2}</text:p><text:p text:style-name="P48"><text:span text:style-name="T5">{material}</text:span><text:span text:style-name="T6">[!-- END row.anlagen --]</text:span></text:p></table:table-cell></table:table-row></table:table>[!-- END stunden --]<text:p text:style-name="P18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1181in"/>
          <style:tab-stop style:position="6.8909in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in" fo:margin-right="1.6929in" fo:text-align="justify" style:justify-single-word="false" fo:orphans="0" fo:widows="0" fo:text-indent="0in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0.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7" style:family="paragraph" style:parent-style-name="Header">
      <style:paragraph-properties fo:margin-left="0.0626in" fo:margin-right="-0.6457in" fo:text-align="end" style:justify-single-word="false" fo:text-indent="0in" style:auto-text-indent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34in" fo:page-height="11.6929in" style:num-format="1" style:print-orientation="portrait" fo:margin-top="0.5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839in" fo:margin-left="0in" fo:margin-right="0in" fo:margin-bottom="0.4453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34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11.6929in" fo:page-height="8.2634in" style:num-format="1" style:print-orientation="landscape" fo:margin-top="0.9839in" fo:margin-bottom="0.9839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4098in" fo:margin-bottom="0.1701in" fo:margin-left="0.7874in" fo:margin-right="0.9846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575in" fo:margin-left="0in" fo:margin-right="0in" fo:margin-bottom="0.1181in" style:dynamic-spacing="false"/>
      </style:header-style>
      <style:footer-style>
        <style:header-footer-properties fo:min-height="0in" fo:margin-left="0in" fo:margin-right="0in" fo:margin-top="0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398in" svg:y="0.0547in" svg:width="0.75in" svg:height="0.4583in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3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23T15:59:11">23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0398in" svg:y="0.05in" svg:width="0.75in" svg:height="0.4583in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23T15:59:11">23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2" draw:name="Grafik1" text:anchor-type="paragraph" svg:x="-0.4374in" svg:y="-0.1362in" svg:width="0.9874in" svg:height="0.6055in" draw:z-index="2"><draw:image xlink:href="Pictures/10000200000000CF0000007F679B02F2.gif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</style:header>
      <style:footer>
        <text:p text:style-name="MP3"><text:span text:style-name="MT3">PT {ptkuerzel} {ptjahr}, Erstelldatum </text:span><text:span text:style-name="MT3"><text:date style:data-style-name="N36" text:date-value="2010-07-23T15:59:11">23.07.2010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creation-date>2010-07-23T14:50:17</meta:creation-date>
    <meta:editing-cycles>18</meta:editing-cycles>
    <meta:generator>OpenOffice.org/3.2$Linux OpenOffice.org_project/320m12$Build-9483</meta:generator>
    <meta:editing-duration>PT00H11M37S</meta:editing-duration>
    <meta:initial-creator>root </meta:initial-creator>
    <dc:date>2010-07-23T15:59:10</dc:date>
    <dc:creator>root </dc:creator>
    <meta:document-statistic meta:table-count="1" meta:image-count="3" meta:object-count="0" meta:page-count="3" meta:paragraph-count="66" meta:word-count="164" meta:character-count="1336"/>
    <meta:user-defined meta:name="Info 1"/>
    <meta:user-defined meta:name="Info 2"/>
    <meta:user-defined meta:name="Info 3"/>
    <meta:user-defined meta:name="Info 4"/>
  </office:meta>
</office:document-meta>
</file>